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1pt" fo:font-style="normal" fo:font-weight="normal" officeooo:rsid="0021baa7" officeooo:paragraph-rsid="0021baa7" style:font-size-asian="11pt" style:font-style-asian="normal" style:font-weight-asian="normal"/>
    </style:style>
    <style:style style:name="P2" style:family="paragraph" style:parent-style-name="Standard">
      <style:text-properties style:font-name="Liberation Serif" fo:font-size="11pt" fo:font-style="normal" fo:font-weight="normal" officeooo:paragraph-rsid="0016c330" style:font-size-asian="11pt" style:font-style-asian="normal" style:font-weight-asian="normal"/>
    </style:style>
    <style:style style:name="P3" style:family="paragraph" style:parent-style-name="Standard">
      <style:text-properties style:font-name="Liberation Serif" fo:font-size="11pt" fo:font-style="normal" fo:font-weight="normal" officeooo:rsid="001ac5f9" officeooo:paragraph-rsid="00197c70" style:font-size-asian="11pt" style:font-style-asian="normal" style:font-weight-asian="normal"/>
    </style:style>
    <style:style style:name="P4" style:family="paragraph" style:parent-style-name="Standard">
      <style:text-properties style:font-name="Liberation Serif" fo:font-size="11pt" fo:font-style="normal" fo:font-weight="normal" officeooo:rsid="001ac5f9" officeooo:paragraph-rsid="001ac5f9" style:font-size-asian="11pt" style:font-style-asian="normal" style:font-weight-asian="normal"/>
    </style:style>
    <style:style style:name="P5" style:family="paragraph" style:parent-style-name="Standard">
      <style:text-properties style:font-name="Liberation Serif" fo:font-size="11pt" fo:font-style="normal" fo:font-weight="normal" officeooo:rsid="001bd6d3" officeooo:paragraph-rsid="001bd6d3" style:font-size-asian="11pt" style:font-style-asian="normal" style:font-weight-asian="normal"/>
    </style:style>
    <style:style style:name="P6" style:family="paragraph" style:parent-style-name="Standard">
      <style:text-properties style:font-name="Liberation Serif" fo:font-size="11pt" fo:font-style="normal" fo:font-weight="normal" officeooo:rsid="001ed98a" officeooo:paragraph-rsid="001ed98a" style:font-size-asian="11pt" style:font-style-asian="normal" style:font-weight-asian="normal"/>
    </style:style>
    <style:style style:name="P7" style:family="paragraph" style:parent-style-name="Standard">
      <style:text-properties style:font-name="Liberation Serif" fo:font-size="11pt" fo:font-style="normal" fo:font-weight="normal" officeooo:rsid="0020b5ba" officeooo:paragraph-rsid="0020b5ba" style:font-size-asian="11pt" style:font-style-asian="normal" style:font-weight-asian="normal"/>
    </style:style>
    <style:style style:name="P8" style:family="paragraph" style:parent-style-name="Standard">
      <style:text-properties style:font-name="Liberation Serif" officeooo:rsid="00151a75" officeooo:paragraph-rsid="00151a75"/>
    </style:style>
    <style:style style:name="P9" style:family="paragraph" style:parent-style-name="Standard">
      <style:text-properties style:font-name="Liberation Serif" officeooo:rsid="0016c330" officeooo:paragraph-rsid="0016c330"/>
    </style:style>
    <style:style style:name="P10" style:family="paragraph" style:parent-style-name="Standard">
      <style:text-properties style:font-name="Liberation Serif" officeooo:rsid="001ac5f9" officeooo:paragraph-rsid="001ac5f9"/>
    </style:style>
    <style:style style:name="P11" style:family="paragraph" style:parent-style-name="Standard">
      <style:text-properties style:font-name="Liberation Serif" officeooo:paragraph-rsid="00197c70"/>
    </style:style>
    <style:style style:name="T1" style:family="text">
      <style:text-properties officeooo:rsid="0016c330"/>
    </style:style>
    <style:style style:name="T2" style:family="text">
      <style:text-properties officeooo:rsid="001bd6d3"/>
    </style:style>
    <style:style style:name="T3" style:family="text">
      <style:text-properties officeooo:rsid="001cd0b4"/>
    </style:style>
    <style:style style:name="T4" style:family="text">
      <style:text-properties officeooo:rsid="002344dc"/>
    </style:style>
    <style:style style:name="T5" style:family="text">
      <style:text-properties fo:font-size="11pt" fo:font-style="normal" fo:font-weight="normal" officeooo:rsid="0017ace5" style:font-size-asian="11pt" style:font-style-asian="normal" style:font-weight-asian="normal"/>
    </style:style>
    <style:style style:name="T6" style:family="text">
      <style:text-properties fo:font-size="11pt" fo:font-style="normal" fo:font-weight="normal" officeooo:rsid="0019fe0c" style:font-size-asian="11pt" style:font-style-asian="normal" style:font-weight-asian="normal"/>
    </style:style>
    <style:style style:name="T7" style:family="text">
      <style:text-properties fo:font-size="11pt" fo:font-style="normal" fo:font-weight="normal" officeooo:rsid="001ac5f9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jercicio <text:span text:style-name="T2">2 con valores distintos</text:span></text:p>
      <text:p text:style-name="P8"/>
      <text:p text:style-name="P8">*1</text:p>
      <text:p text:style-name="P8"><draw:frame draw:style-name="fr1" draw:name="Objeto1" text:anchor-type="as-char" svg:y="-0.386cm" svg:width="4.337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sustituimos condensador y resistencia por su equivalente</text:p>
      <text:p text:style-name="P8"/>
      <text:p text:style-name="P8"><draw:frame draw:style-name="fr1" draw:name="Objeto2" text:anchor-type="as-char" svg:y="-0.683cm" svg:width="7.35cm" svg:height="1.591cm" draw:z-index="1"><draw:object xlink:href="./Object 2" xlink:type="simple" xlink:show="embed" xlink:actuate="onLoad"/><draw:image xlink:href="./ObjectReplacements/Object 2" xlink:type="simple" xlink:show="embed" xlink:actuate="onLoad"/></draw:frame>→<text:span text:style-name="T1"><draw:frame draw:style-name="fr1" draw:name="Objeto3" text:anchor-type="as-char" svg:y="-0.683cm" svg:width="2.14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"/>
      <text:p text:style-name="P9"><draw:frame draw:style-name="fr1" draw:name="Objeto4" text:anchor-type="as-char" svg:y="-0.683cm" svg:width="3.792cm" svg:height="1.12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Objeto5" text:anchor-type="as-char" svg:y="-0.683cm" svg:width="2.854cm" svg:height="1.12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Calculamos la función de transferencia</text:p>
      <text:p text:style-name="P11"><text:span text:style-name="T5"><draw:frame draw:style-name="fr1" draw:name="Objeto6" text:anchor-type="as-char" svg:y="-1.275cm" svg:width="4.658cm" svg:height="2.31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=</text:span><text:span text:style-name="T7"><draw:frame draw:style-name="fr1" draw:name="Objeto7" text:anchor-type="as-char" svg:y="-0.683cm" svg:width="3.53cm" svg:height="1.124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3"/>
      <text:p text:style-name="P4">Pasamos a forma polar para poder hacer la división</text:p>
      <text:p text:style-name="P4"/>
      <text:p text:style-name="P4"><draw:frame draw:style-name="fr1" draw:name="Objeto8" text:anchor-type="as-char" svg:y="-1.065cm" svg:width="7.248cm" svg:height="1.92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1" draw:name="Objeto9" text:anchor-type="as-char" svg:y="-0.683cm" svg:width="5.211cm" svg:height="1.22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to10" text:anchor-type="as-char" svg:y="-0.683cm" svg:width="5.099cm" svg:height="1.12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/>
      <text:p text:style-name="P5">c)</text:p>
      <text:p text:style-name="P5">entrada:</text:p>
      <text:p text:style-name="P5"><draw:frame draw:style-name="fr1" draw:name="Objeto11" text:anchor-type="as-char" svg:y="-0.437cm" svg:width="7.572cm" svg:height="0.815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text:tab/><text:tab/>señal A<text:tab/><text:tab/><text:tab/>señal B</text:p>
      <text:p text:style-name="P5"/>
      <text:p text:style-name="P5">(A)</text:p>
      <text:p text:style-name="P5"/>
      <text:p text:style-name="P5"><draw:frame draw:style-name="fr1" draw:name="Objeto12" text:anchor-type="as-char" svg:y="-0.473cm" svg:width="1.515cm" svg:height="0.564cm" draw:z-index="11"><draw:object xlink:href="./Object 12" xlink:type="simple" xlink:show="embed" xlink:actuate="onLoad"/><draw:image xlink:href="./ObjectReplacements/Object 12" xlink:type="simple" xlink:show="embed" xlink:actuate="onLoad"/></draw:frame>= <draw:frame draw:style-name="fr1" draw:name="Objeto13" text:anchor-type="as-char" svg:y="-0.377cm" svg:width="0.751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><draw:frame draw:style-name="fr1" draw:name="Objeto14" text:anchor-type="as-char" svg:y="-0.683cm" svg:width="3.119cm" svg:height="1.124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><draw:frame draw:style-name="fr1" draw:name="Objeto17" text:anchor-type="as-char" svg:y="-0.437cm" svg:width="2.87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<text:soft-page-break/><draw:frame draw:style-name="fr1" draw:name="Objeto15" text:anchor-type="as-char" svg:y="-0.619cm" svg:width="10.904cm" svg:height="1.409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3">= </text:span><text:span text:style-name="T3"><draw:frame draw:style-name="fr1" draw:name="Objeto16" text:anchor-type="as-char" svg:y="-0.589cm" svg:width="2.676cm" svg:height="0.68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5"/>
      <text:p text:style-name="P5"><draw:frame draw:style-name="fr1" draw:name="Objeto18" text:anchor-type="as-char" svg:y="-0.683cm" svg:width="7.304cm" svg:height="1.124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5"><draw:frame draw:style-name="fr1" draw:name="Objeto19" text:anchor-type="as-char" svg:y="-0.616cm" svg:width="4.404cm" svg:height="0.76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6">(B)</text:p>
      <text:p text:style-name="P6"/>
      <text:p text:style-name="P6"><draw:frame draw:style-name="fr1" draw:name="Objeto20" text:anchor-type="as-char" svg:y="-0.616cm" svg:width="2.819cm" svg:height="0.769cm" draw:z-index="19"><draw:object xlink:href="./Object 20" xlink:type="simple" xlink:show="embed" xlink:actuate="onLoad"/><draw:image xlink:href="./ObjectReplacements/Object 20" xlink:type="simple" xlink:show="embed" xlink:actuate="onLoad"/></draw:frame>} <draw:frame draw:style-name="fr1" draw:name="Objeto24" text:anchor-type="as-char" svg:y="-0.377cm" svg:width="1.54cm" svg:height="0.53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6"><draw:frame draw:style-name="fr1" draw:name="Objeto21" text:anchor-type="as-char" svg:y="-0.589cm" svg:width="2.778cm" svg:height="0.681cm" draw:z-index="20"><draw:object xlink:href="./Object 21" xlink:type="simple" xlink:show="embed" xlink:actuate="onLoad"/><draw:image xlink:href="./ObjectReplacements/Object 21" xlink:type="simple" xlink:show="embed" xlink:actuate="onLoad"/></draw:frame>}</text:p>
      <text:p text:style-name="P6"><draw:frame draw:style-name="fr1" draw:name="Objeto22" text:anchor-type="as-char" svg:y="-0.616cm" svg:width="3.762cm" svg:height="0.769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6"/>
      <text:p text:style-name="P6"/>
      <text:p text:style-name="P6"/>
      <text:p text:style-name="P6"><draw:frame draw:style-name="fr1" draw:name="Objeto23" text:anchor-type="as-char" svg:y="-0.437cm" svg:width="10.806cm" svg:height="0.81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6"/>
      <text:p text:style-name="P6"/>
      <text:p text:style-name="P6"/>
      <text:p text:style-name="P7">Ejercicio 5 retocado</text:p>
      <text:p text:style-name="P7"/>
      <text:p text:style-name="P7">*2</text:p>
      <text:p text:style-name="P7"><draw:frame draw:style-name="fr1" draw:name="Objeto25" text:anchor-type="as-char" svg:y="-0.386cm" svg:width="4.486cm" svg:height="0.542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<draw:frame draw:style-name="fr1" draw:name="Objeto27" text:anchor-type="as-char" svg:y="-0.619cm" svg:width="4.053cm" svg:height="0.998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7"><draw:frame draw:style-name="fr1" draw:name="Objeto26" text:anchor-type="as-char" svg:y="-0.377cm" svg:width="1.928cm" svg:height="0.531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7"/>
      <text:p text:style-name="P1"/>
      <text:p text:style-name="P7"/>
      <text:p text:style-name="P7"><draw:frame draw:style-name="fr1" draw:name="Objeto28" text:anchor-type="as-char" svg:y="-0.753cm" svg:width="18.094cm" svg:height="1.722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">como el numerador es real y negativo, al hacer el argumento hay que sumarle pi <draw:frame draw:style-name="fr1" draw:name="Objeto29" text:anchor-type="as-char" svg:y="-0.386cm" svg:width="1.9cm" svg:height="0.508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>como me piden el modulo y el argumento separado, el argumento son las e^<text:span text:style-name="T4">x y el modulo es el res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21:14.529683308</meta:creation-date>
    <meta:editing-duration>PT2H23M9S</meta:editing-duration>
    <meta:editing-cycles>4</meta:editing-cycles>
    <meta:generator>LibreOffice/6.0.7.3.0$Linux_X86_64 LibreOffice_project/00m0$Build-3</meta:generator>
    <dc:date>2018-11-14T19:27:07.905363154</dc:date>
    <meta:document-statistic meta:table-count="0" meta:image-count="0" meta:object-count="29" meta:page-count="2" meta:paragraph-count="37" meta:word-count="80" meta:character-count="421" meta:non-whitespace-character-count="353"/>
  </office:meta>
</office:document-meta>
</file>

<file path=Object 1/content.xml><?xml version="1.0" encoding="utf-8"?>
<math xmlns="http://www.w3.org/1998/Math/MathML" display="block">
  <semantics>
    <mrow>
      <msub>
        <mi>v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n>5</mn>
      </mrow>
      <mi>cos</mi>
      <mrow>
        <mo fence="true" stretchy="false">(</mo>
        <mrow>
          <mrow>
            <mn>250000</mn>
            <mi>t</mi>
          </mrow>
        </mrow>
        <mo fence="true" stretchy="false">)</mo>
      </mrow>
      <mi>V</mi>
    </mrow>
    <annotation encoding="StarMath 5.0">v_i(t)=5cos(250000t)V</annotation>
  </semantics>
</math>
</file>

<file path=Object 10/content.xml><?xml version="1.0" encoding="utf-8"?>
<math xmlns="http://www.w3.org/1998/Math/MathML" display="block">
  <semantics>
    <mrow>
      <mi mathvariant="italic">arg</mi>
      <mrow>
        <mi>T</mi>
        <mo stretchy="false">=</mo>
        <mn>0</mn>
      </mrow>
      <mi>–</mi>
      <mi>arctan</mi>
      <mrow>
        <mo fence="true" stretchy="false">(</mo>
        <mrow>
          <mfrac>
            <mrow>
              <mi>ω</mi>
              <msub>
                <mi>R</mi>
                <mn>1</mn>
              </msub>
              <msub>
                <mi>R</mi>
                <mn>2</mn>
              </msub>
              <mi>C</mi>
            </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frac>
        </mrow>
        <mo fence="true" stretchy="false">)</mo>
      </mrow>
    </mrow>
    <annotation encoding="StarMath 5.0">arg T = 0 – arctan({%omega R_ 1 R_ 2 C }over { R_ 1 +R_ 2})</annotation>
  </semantics>
</math>
</file>

<file path=Object 11/content.xml><?xml version="1.0" encoding="utf-8"?>
<math xmlns="http://www.w3.org/1998/Math/MathML" display="block">
  <semantics>
    <mrow>
      <msub>
        <mi>v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[</mo>
          <mrow>
            <mrow>
              <mn>5</mn>
              <mi>cos</mi>
              <mrow>
                <mrow>
                  <mo fence="true" stretchy="false">(</mo>
                  <mrow>
                    <mrow>
                      <mn>4</mn>
                      <mi>·</mi>
                      <msup>
                        <mn>10</mn>
                        <mn>3</mn>
                      </msup>
                      <mi>t</mi>
                    </mrow>
                  </mrow>
                  <mo fence="true" stretchy="false">)</mo>
                </mrow>
                <mo stretchy="false">+</mo>
                <mn>3</mn>
              </mrow>
              <mi>cos</mi>
              <mrow>
                <mo fence="true" stretchy="false">(</mo>
                <mrow>
                  <mrow>
                    <mn>5</mn>
                    <mi>·</mi>
                    <msup>
                      <mn>10</mn>
                      <mn>5</mn>
                    </msup>
                    <mrow>
                      <mi>t</mi>
                      <mo stretchy="false">+</mo>
                      <mfrac>
                        <mi>π</mi>
                        <mn>3</mn>
                      </mfrac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  <mi>V</mi>
    </mrow>
    <annotation encoding="StarMath 5.0">v_i(t)=[5 cos(4·10^ 3 t)+3 cos (5 · 10^ 5 t + %pi over 3)] V</annotation>
  </semantics>
</math>
</file>

<file path=Object 12/content.xml><?xml version="1.0" encoding="utf-8"?>
<math xmlns="http://www.w3.org/1998/Math/MathML" display="block">
  <semantics>
    <mrow>
      <mn>5</mn>
      <msup>
        <mi>e</mi>
        <mrow>
          <mi>j</mi>
          <mn>4</mn>
          <mi>·</mi>
          <msup>
            <mn>10</mn>
            <mn>3</mn>
          </msup>
          <mi>t</mi>
        </mrow>
      </msup>
    </mrow>
    <annotation encoding="StarMath 5.0">5e^{j 4·10^ 3 t}</annotation>
  </semantics>
</math>
</file>

<file path=Object 13/content.xml><?xml version="1.0" encoding="utf-8"?>
<math xmlns="http://www.w3.org/1998/Math/MathML" display="block">
  <semantics>
    <msub>
      <mi>v</mi>
      <mrow>
        <mi>i</mi>
        <mi>,</mi>
        <mi>a</mi>
      </mrow>
    </msub>
    <annotation encoding="StarMath 5.0">v_{i,a}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frac>
          <msub>
            <mi>v</mi>
            <mn>0</mn>
          </msub>
          <msub>
            <mi>v</mi>
            <mi>i</mi>
          </msub>
        </mfrac>
      </mrow>
      <mi>→</mi>
      <mrow>
        <msub>
          <mi>v</mi>
          <mn>0</mn>
        </msub>
        <mo stretchy="false">=</mo>
        <mi>T</mi>
      </mrow>
      <msub>
        <mi>v</mi>
        <mi>i</mi>
      </msub>
    </mrow>
    <annotation encoding="StarMath 5.0">T= v_0 over v_i → v_0=T v_i</annotation>
  </semantics>
</math>
</file>

<file path=Object 15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row>
                <mi>ω</mi>
                <mo stretchy="false">=</mo>
                <mn>4</mn>
              </mrow>
              <mi>·</mi>
              <msup>
                <mn>10</mn>
                <mn>3</mn>
              </msup>
            </mrow>
          </mrow>
          <mo fence="true" stretchy="false">)</mo>
        </mrow>
        <mo stretchy="false">=</mo>
        <mfrac>
          <mn>2000</mn>
          <mrow>
            <msqrt>
              <mrow>
                <msup>
                  <mn>3000</mn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4</mn>
                        <mi>·</mi>
                        <msup>
                          <mn>10</mn>
                          <mn>3</mn>
                        </msup>
                        <mi>·</mi>
                        <mn>1000</mn>
                        <mi>·</mi>
                        <mn>2000</mn>
                        <mi>·</mi>
                        <msup>
                          <mn>10</mn>
                          <mrow>
                            <mo stretchy="false">−</mo>
                            <mn>3</mn>
                          </mrow>
                        </msup>
                      </mrow>
                    </mrow>
                    <mo fence="true" stretchy="false">)</mo>
                  </mrow>
                  <mn>2</mn>
                </msup>
              </mrow>
            </msqrt>
            <msup>
              <mi>e</mi>
              <mrow>
                <mrow>
                  <mo stretchy="false">−</mo>
                  <mi>j</mi>
                </mrow>
                <mi>arctan</mi>
                <mrow>
                  <mo fence="true" stretchy="false">(</mo>
                  <mrow>
                    <mfrac>
                      <mrow>
                        <mn>8</mn>
                        <mi>·</mi>
                        <msup>
                          <mn>10</mn>
                          <mn>6</mn>
                        </msup>
                      </mrow>
                      <mn>3000</mn>
                    </mfrac>
                  </mrow>
                  <mo fence="true" stretchy="false">)</mo>
                </mrow>
              </mrow>
            </msup>
          </mrow>
        </mfrac>
      </mrow>
    </mrow>
    <annotation encoding="StarMath 5.0">T(%omega = 4·10^3)={2000} over {sqrt{3000^ 2 +(4·10^ 3 · 1000 ·2000 ·10^-3)^ 2 } e^{-j arctan ({8 ·10^6} over 3000)}}</annotation>
  </semantics>
</math>
</file>

<file path=Object 16/content.xml><?xml version="1.0" encoding="utf-8"?>
<math xmlns="http://www.w3.org/1998/Math/MathML" display="block">
  <semantics>
    <mrow>
      <mn>0,25</mn>
      <mi>·</mi>
      <msup>
        <mn>10</mn>
        <mrow>
          <mo stretchy="false">−</mo>
          <mn>3</mn>
        </mrow>
      </msup>
      <msup>
        <mi>e</mi>
        <mrow>
          <mrow>
            <mo stretchy="false">−</mo>
            <mi>j</mi>
          </mrow>
          <mfrac>
            <mi>π</mi>
            <mn>2</mn>
          </mfrac>
        </mrow>
      </msup>
    </mrow>
    <annotation encoding="StarMath 5.0">0,25 ·10^-3 e^{-j %pi over 2}
</annotation>
  </semantics>
</math>
</file>

<file path=Object 17/content.xml><?xml version="1.0" encoding="utf-8"?>
<math xmlns="http://www.w3.org/1998/Math/MathML" display="block">
  <semantics>
    <mrow>
      <mrow>
        <mi>ω</mi>
        <mo stretchy="false">=</mo>
        <mn>4</mn>
      </mrow>
      <mi>·</mi>
      <msup>
        <mn>10</mn>
        <mn>3</mn>
      </msup>
      <mrow>
        <mi mathvariant="italic">rad</mi>
        <mo stretchy="false">/</mo>
        <mi>s</mi>
      </mrow>
    </mrow>
    <annotation encoding="StarMath 5.0">%omega= 4·10^3 rad/s</annotation>
  </semantics>
</math>
</file>

<file path=Object 18/content.xml><?xml version="1.0" encoding="utf-8"?>
<math xmlns="http://www.w3.org/1998/Math/MathML" display="block">
  <semantics>
    <mrow>
      <mrow>
        <mi>T</mi>
        <mo stretchy="false">=</mo>
        <mfrac>
          <msub>
            <mi>v</mi>
            <mn>0</mn>
          </msub>
          <msub>
            <mi>v</mi>
            <mi>i</mi>
          </msub>
        </mfrac>
      </mrow>
      <mi>→</mi>
      <mrow>
        <msub>
          <mi>v</mi>
          <mn>0</mn>
        </msub>
        <mo stretchy="false">=</mo>
        <mi>T</mi>
      </mrow>
      <mrow>
        <msub>
          <mi>v</mi>
          <mi>i</mi>
        </msub>
        <mo stretchy="false">=</mo>
        <mn>0,25</mn>
      </mrow>
      <mi>·</mi>
      <msup>
        <mn>10</mn>
        <mrow>
          <mo stretchy="false">−</mo>
          <mn>3</mn>
        </mrow>
      </msup>
      <msup>
        <mi>e</mi>
        <mrow>
          <mrow>
            <mo stretchy="false">−</mo>
            <mi>j</mi>
          </mrow>
          <mfrac>
            <mi>π</mi>
            <mn>2</mn>
          </mfrac>
        </mrow>
      </msup>
      <mn>5</mn>
      <msup>
        <mi>e</mi>
        <mrow>
          <mi>j</mi>
          <mn>4</mn>
          <mi>·</mi>
          <msup>
            <mn>10</mn>
            <mn>3</mn>
          </msup>
          <mi>t</mi>
        </mrow>
      </msup>
    </mrow>
    <annotation encoding="StarMath 5.0">T= v_0 over v_i → v_0=T v_i= 0,25 ·10^-3 e^{-j %pi over 2} 5 e^{ j 4 · 10^3 t }</annotation>
  </semantics>
</math>
</file>

<file path=Object 19/content.xml><?xml version="1.0" encoding="utf-8"?>
<math xmlns="http://www.w3.org/1998/Math/MathML" display="block">
  <semantics>
    <mrow>
      <mrow>
        <msub>
          <mi>v</mi>
          <mn>0</mn>
        </msub>
        <mo stretchy="false">=</mo>
        <mn>1.25</mn>
      </mrow>
      <mi>·</mi>
      <msup>
        <mn>10</mn>
        <mrow>
          <mo stretchy="false">−</mo>
          <mn>3</mn>
        </mrow>
      </msup>
      <msup>
        <mi>e</mi>
        <mrow>
          <mi>j</mi>
          <mrow>
            <mo fence="true" stretchy="false">(</mo>
            <mrow>
              <mrow>
                <mn>4</mn>
                <mi>·</mi>
                <msup>
                  <mn>10</mn>
                  <mrow>
                    <mo stretchy="false">−</mo>
                    <mn>3</mn>
                  </mrow>
                </msup>
                <mrow>
                  <mi>t</mi>
                  <mo stretchy="false">−</mo>
                  <mfrac>
                    <mi>π</mi>
                    <mn>2</mn>
                  </mfrac>
                </mrow>
              </mrow>
            </mrow>
            <mo fence="true" stretchy="false">)</mo>
          </mrow>
        </mrow>
      </msup>
    </mrow>
    <annotation encoding="StarMath 5.0">v_0=1.25·10^-3 e^{j( 4·10^-3 t -%pi over 2 )}</annotation>
  </semantics>
</math>
</file>

<file path=Object 2/content.xml><?xml version="1.0" encoding="utf-8"?>
<math xmlns="http://www.w3.org/1998/Math/MathML" display="block">
  <semantics>
    <mrow>
      <mrow>
        <mfrac>
          <mn>1</mn>
          <msub>
            <mi>Z</mi>
            <mi mathvariant="italic">eq</mi>
          </msub>
        </mfrac>
        <mo stretchy="false">=</mo>
        <mrow>
          <mfrac>
            <mn>1</mn>
            <msub>
              <mi>R</mi>
              <mn>2</mn>
            </msub>
          </mfrac>
          <mo stretchy="false">+</mo>
          <mfrac>
            <mn>1</mn>
            <mfrac>
              <mn>1</mn>
              <mrow>
                <mi>j</mi>
                <mi>ω</mi>
                <mi>C</mi>
              </mrow>
            </mfrac>
          </mfrac>
        </mrow>
        <mo stretchy="false">=</mo>
        <mrow>
          <mfrac>
            <mn>1</mn>
            <msub>
              <mi>R</mi>
              <mn>2</mn>
            </msub>
          </mfrac>
          <mo stretchy="false">+</mo>
          <mi>j</mi>
        </mrow>
      </mrow>
      <mi>ω</mi>
      <mrow>
        <mi>C</mi>
        <mo stretchy="false">=</mo>
        <mfrac>
          <mrow>
            <mrow>
              <mn>1</mn>
              <mo stretchy="false">+</mo>
              <mi>j</mi>
            </mrow>
            <mi>ω</mi>
            <msub>
              <mi>R</mi>
              <mn>2</mn>
            </msub>
            <mi>C</mi>
          </mrow>
          <msub>
            <mi>R</mi>
            <mn>2</mn>
          </msub>
        </mfrac>
      </mrow>
    </mrow>
    <annotation encoding="StarMath 5.0">1 over Z_eq = 1 over R_2 + 1 over{ 1 over {j %omega C}} = 1 over R_2 + j %omega C = {1 + j %omega R_2 C} over R_2</annotation>
  </semantics>
</math>
</file>

<file path=Object 20/content.xml><?xml version="1.0" encoding="utf-8"?>
<math xmlns="http://www.w3.org/1998/Math/MathML" display="block">
  <semantics>
    <mrow>
      <mrow>
        <msub>
          <mi>v</mi>
          <mrow>
            <mi>i</mi>
            <mi>,</mi>
            <mi>b</mi>
          </mrow>
        </msub>
        <mo stretchy="false">=</mo>
        <mn>3</mn>
      </mrow>
      <msup>
        <mi>e</mi>
        <mrow>
          <mi>j</mi>
          <mrow>
            <mo fence="true" stretchy="false">(</mo>
            <mrow>
              <mrow>
                <mn>5</mn>
                <mi>·</mi>
                <msup>
                  <mn>10</mn>
                  <mn>5</mn>
                </msup>
                <mi>t</mi>
                <mfrac>
                  <mi>π</mi>
                  <mn>3</mn>
                </mfrac>
              </mrow>
            </mrow>
            <mo fence="true" stretchy="false">)</mo>
          </mrow>
        </mrow>
      </msup>
    </mrow>
    <annotation encoding="StarMath 5.0">v_{i,b}=3 e^{j (5·10^5 t %pi over 3)}</annotation>
  </semantics>
</math>
</file>

<file path=Object 21/content.xml><?xml version="1.0" encoding="utf-8"?>
<math xmlns="http://www.w3.org/1998/Math/MathML" display="block">
  <semantics>
    <mrow>
      <mrow>
        <mi>T</mi>
        <mo stretchy="false">=</mo>
        <mn>2</mn>
      </mrow>
      <mi>·</mi>
      <msup>
        <mn>10</mn>
        <mrow>
          <mo stretchy="false">−</mo>
          <mn>6</mn>
        </mrow>
      </msup>
      <msup>
        <mi>e</mi>
        <mrow>
          <mrow>
            <mo stretchy="false">−</mo>
            <mi>j</mi>
          </mrow>
          <mfrac>
            <mi>π</mi>
            <mn>2</mn>
          </mfrac>
        </mrow>
      </msup>
    </mrow>
    <annotation encoding="StarMath 5.0">T= 2·10^-6 e^{-j %pi over 2}</annotation>
  </semantics>
</math>
</file>

<file path=Object 22/content.xml><?xml version="1.0" encoding="utf-8"?>
<math xmlns="http://www.w3.org/1998/Math/MathML" display="block">
  <semantics>
    <mrow>
      <mrow>
        <msub>
          <mi>v</mi>
          <mi>o</mi>
        </msub>
        <mo stretchy="false">=</mo>
        <mn>6</mn>
      </mrow>
      <mi>·</mi>
      <msup>
        <mn>10</mn>
        <mrow>
          <mo stretchy="false">−</mo>
          <mn>6</mn>
        </mrow>
      </msup>
      <msup>
        <mi>e</mi>
        <mrow>
          <mi>j</mi>
          <mrow>
            <mo fence="true" stretchy="false">(</mo>
            <mrow>
              <mrow>
                <mn>5</mn>
                <mi>·</mi>
                <msup>
                  <mn>10</mn>
                  <mn>5</mn>
                </msup>
                <mrow>
                  <mi>t</mi>
                  <mo stretchy="false">−</mo>
                  <mfrac>
                    <mi>π</mi>
                    <mn>6</mn>
                  </mfrac>
                </mrow>
              </mrow>
            </mrow>
            <mo fence="true" stretchy="false">)</mo>
          </mrow>
        </mrow>
      </msup>
    </mrow>
    <annotation encoding="StarMath 5.0">v_o=6·10^-6 e^{j(5·10^ 5 t - %pi over 6)}</annotation>
  </semantics>
</math>
</file>

<file path=Object 23/content.xml><?xml version="1.0" encoding="utf-8"?>
<math xmlns="http://www.w3.org/1998/Math/MathML" display="block">
  <semantics>
    <mrow>
      <msub>
        <mi>v</mi>
        <mi>o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[</mo>
          <mrow>
            <mrow>
              <mn>1,25</mn>
              <mi>·</mi>
              <msup>
                <mn>10</mn>
                <mrow>
                  <mo stretchy="false">−</mo>
                  <mn>3</mn>
                </mrow>
              </msup>
              <mi>cos</mi>
              <mrow>
                <mrow>
                  <mo fence="true" stretchy="false">(</mo>
                  <mrow>
                    <mrow>
                      <mn>4</mn>
                      <mi>·</mi>
                      <msup>
                        <mn>10</mn>
                        <mn>3</mn>
                      </msup>
                      <mrow>
                        <mi>t</mi>
                        <mo stretchy="false">−</mo>
                        <mfrac>
                          <mi>π</mi>
                          <mn>2</mn>
                        </mfrac>
                      </mrow>
                    </mrow>
                  </mrow>
                  <mo fence="true" stretchy="false">)</mo>
                </mrow>
                <mo stretchy="false">+</mo>
                <mn>6</mn>
              </mrow>
              <mi>·</mi>
              <msup>
                <mn>10</mn>
                <mrow>
                  <mo stretchy="false">−</mo>
                  <mn>6</mn>
                </mrow>
              </msup>
              <mi>cos</mi>
              <mrow>
                <mo fence="true" stretchy="false">(</mo>
                <mrow>
                  <mrow>
                    <mn>5</mn>
                    <mi>·</mi>
                    <msup>
                      <mn>10</mn>
                      <mn>5</mn>
                    </msup>
                    <mrow>
                      <mi>t</mi>
                      <mo stretchy="false">−</mo>
                      <mfrac>
                        <mi>π</mi>
                        <mn>6</mn>
                      </mfrac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  <mi>V</mi>
    </mrow>
    <annotation encoding="StarMath 5.0">v_o(t)=[1,25·10^-3 cos (4·10^3 t - %pi over 2)+ 6·10^-6 cos ( 5·10^ 5 t -%pi over 6)] V</annotation>
  </semantics>
</math>
</file>

<file path=Object 24/content.xml><?xml version="1.0" encoding="utf-8"?>
<math xmlns="http://www.w3.org/1998/Math/MathML" display="block">
  <semantics>
    <mrow>
      <mrow>
        <msub>
          <mi>v</mi>
          <mi>o</mi>
        </msub>
        <mo stretchy="false">=</mo>
        <mi>T</mi>
      </mrow>
      <msub>
        <mi>v</mi>
        <mi>i</mi>
      </msub>
    </mrow>
    <annotation encoding="StarMath 5.0">v_o= T v_i</annotation>
  </semantics>
</math>
</file>

<file path=Object 25/content.xml><?xml version="1.0" encoding="utf-8"?>
<math xmlns="http://www.w3.org/1998/Math/MathML" display="block">
  <semantics>
    <mrow>
      <msub>
        <mi>v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[</mo>
          <mrow>
            <mrow>
              <mrow>
                <mn>10</mn>
                <mo stretchy="false">+</mo>
                <mn>20</mn>
              </mrow>
              <mi>cos</mi>
              <mrow>
                <mo fence="true" stretchy="false">(</mo>
                <mrow>
                  <mrow>
                    <mn>5</mn>
                    <mi>t</mi>
                  </mrow>
                </mrow>
                <mo fence="true" stretchy="false">)</mo>
              </mrow>
            </mrow>
          </mrow>
          <mo fence="true" stretchy="false">]</mo>
        </mrow>
      </mrow>
      <mi>V</mi>
    </mrow>
    <annotation encoding="StarMath 5.0">v_i(t)=[10+20 cos (5 t)] V</annotation>
  </semantics>
</math>
</file>

<file path=Object 26/content.xml><?xml version="1.0" encoding="utf-8"?>
<math xmlns="http://www.w3.org/1998/Math/MathML" display="block">
  <semantics>
    <mrow>
      <mrow>
        <msub>
          <mi>v</mi>
          <mi>o</mi>
        </msub>
        <mo stretchy="false">=</mo>
        <mi>i</mi>
      </mrow>
      <mi>j</mi>
      <mi>ω</mi>
      <mi>L</mi>
    </mrow>
    <annotation encoding="StarMath 5.0">v_o = i j %omega L</annotation>
  </semantics>
</math>
</file>

<file path=Object 27/content.xml><?xml version="1.0" encoding="utf-8"?>
<math xmlns="http://www.w3.org/1998/Math/MathML" display="block">
  <semantics>
    <mrow>
      <mrow>
        <msub>
          <mi>v</mi>
          <mi>i</mi>
        </msub>
        <mo stretchy="false">=</mo>
        <mi>i</mi>
      </mrow>
      <mrow>
        <mi>R</mi>
        <mo stretchy="false">+</mo>
        <mi>i</mi>
      </mrow>
      <mi>j</mi>
      <mi>ω</mi>
      <mrow>
        <mi>L</mi>
        <mo stretchy="false">+</mo>
        <mi>i</mi>
      </mrow>
      <mfrac>
        <mn>1</mn>
        <mrow>
          <mi>j</mi>
          <mi>ω</mi>
          <mi>C</mi>
        </mrow>
      </mfrac>
    </mrow>
    <annotation encoding="StarMath 5.0">v_i=i R + i j %omega L +i 1 over {j %omega C}</annotation>
  </semantics>
</math>
</file>

<file path=Object 28/content.xml><?xml version="1.0" encoding="utf-8"?>
<math xmlns="http://www.w3.org/1998/Math/MathML" display="block">
  <semantics>
    <mrow>
      <mi>T</mi>
      <mo stretchy="false">=</mo>
      <mfrac>
        <msub>
          <mi>v</mi>
          <mi>o</mi>
        </msub>
        <msub>
          <mi>v</mi>
          <mi>i</mi>
        </msub>
      </mfrac>
      <mo stretchy="false">=</mo>
      <mfrac>
        <mrow>
          <mi>j</mi>
          <mi>ω</mi>
          <mi>L</mi>
        </mrow>
        <mrow>
          <mrow>
            <mi>R</mi>
            <mo stretchy="false">+</mo>
            <mi>j</mi>
          </mrow>
          <mi>ω</mi>
          <mrow>
            <mi>L</mi>
            <mo stretchy="false">+</mo>
            <mfrac>
              <mn>1</mn>
              <mrow>
                <mi>j</mi>
                <mi>ω</mi>
                <mi>C</mi>
              </mrow>
            </mfrac>
          </mrow>
        </mrow>
      </mfrac>
      <mo stretchy="false">=</mo>
      <mfrac>
        <mrow>
          <mi>j</mi>
          <mi>ω</mi>
          <mi>L</mi>
        </mrow>
        <mfrac>
          <mrow>
            <mi>j</mi>
            <mi>ω</mi>
            <mi>R</mi>
            <mrow>
              <mi>C</mi>
              <mo stretchy="false">−</mo>
              <msup>
                <mi>ω</mi>
                <mn>2</mn>
              </msup>
            </mrow>
            <mi>L</mi>
            <mrow>
              <mi>C</mi>
              <mo stretchy="false">+</mo>
              <mn>1</mn>
            </mrow>
          </mrow>
          <mrow>
            <mi>j</mi>
            <mi>ω</mi>
            <mi>C</mi>
          </mrow>
        </mfrac>
      </mfrac>
      <mo stretchy="false">=</mo>
      <mfrac>
        <mrow>
          <mrow>
            <mo stretchy="false">−</mo>
            <msup>
              <mi>ω</mi>
              <mn>2</mn>
            </msup>
          </mrow>
          <mi>L</mi>
          <mrow>
            <mi>C</mi>
            <mo stretchy="false">+</mo>
            <mi>j</mi>
          </mrow>
          <mn>0</mn>
        </mrow>
        <mrow>
          <mrow>
            <mn>1</mn>
            <mo stretchy="false">−</mo>
            <mi>ω</mi>
          </mrow>
          <mi>L</mi>
          <mrow>
            <mi>C</mi>
            <mo stretchy="false">+</mo>
            <mi>j</mi>
          </mrow>
          <mi>ω</mi>
          <mi>R</mi>
          <mi>C</mi>
        </mrow>
      </mfrac>
      <mo stretchy="false">=</mo>
      <mfrac>
        <mrow>
          <msqrt>
            <mrow>
              <msup>
                <mrow>
                  <mo fence="true" stretchy="false">(</mo>
                  <mrow>
                    <mrow>
                      <mrow>
                        <mo stretchy="false">−</mo>
                        <mi>ω</mi>
                      </mrow>
                      <mi>L</mi>
                      <mi>C</mi>
                    </mrow>
                  </mrow>
                  <mo fence="true" stretchy="false">)</mo>
                </mrow>
                <mn>2</mn>
              </msup>
              <mo stretchy="false">+</mo>
              <msup>
                <mn>0</mn>
                <mn>2</mn>
              </msup>
            </mrow>
          </msqrt>
          <mo stretchy="false">+</mo>
          <msup>
            <mi>e</mi>
            <mrow>
              <mi>j</mi>
              <mi>π</mi>
            </mrow>
          </msup>
        </mrow>
        <mrow>
          <msqrt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sup>
                        <mi>ω</mi>
                        <mn>2</mn>
                      </msup>
                    </mrow>
                    <mi>L</mi>
                    <mi>C</mi>
                  </mrow>
                </mrow>
                <mo fence="true" stretchy="false">)</mo>
              </mrow>
              <mo stretchy="false">+</mo>
              <msup>
                <mrow>
                  <mo fence="true" stretchy="false">(</mo>
                  <mrow>
                    <mrow>
                      <mi>ω</mi>
                      <mi>R</mi>
                      <mi>C</mi>
                    </mrow>
                  </mrow>
                  <mo fence="true" stretchy="false">)</mo>
                </mrow>
                <mn>2</mn>
              </msup>
            </mrow>
          </msqrt>
          <msup>
            <mi>e</mi>
            <mrow>
              <mi>j</mi>
              <mi>arctan</mi>
              <mrow>
                <mo fence="true" stretchy="false">(</mo>
                <mrow>
                  <mfrac>
                    <mrow>
                      <mi>ω</mi>
                      <mi>R</mi>
                      <mi>C</mi>
                    </mrow>
                    <mrow>
                      <mrow>
                        <mn>1</mn>
                        <mo stretchy="false">−</mo>
                        <mi>ω</mi>
                      </mrow>
                      <mi>L</mi>
                      <mi>C</mi>
                    </mrow>
                  </mfrac>
                </mrow>
                <mo fence="true" stretchy="false">)</mo>
              </mrow>
            </mrow>
          </msup>
        </mrow>
      </mfrac>
    </mrow>
    <annotation encoding="StarMath 5.0">T= v_o over v_i = {j %omega L} over{ R + j %omega L + 1 over {j %omega C}} = { j %omega L}  over { {j %omega R C - %omega ^2 L C +1 }over { j %omega C }}= { -%omega ^2 L C +j0} over {  1 - %omega L C +j %omega R C } = { sqrt{(- %omega L C)^2 +0 ^2}+e^{ j %pi }}over{ sqrt{(1- %omega ^2 L C)+(%omega R C)^2} e^{j arctan({%omega R C} over {1 - %omega L C}) }}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row>
            <mi>π</mi>
            <mo stretchy="false">+</mo>
            <mn>0</mn>
          </mrow>
          <mo stretchy="false">=</mo>
          <mi>π</mi>
        </mrow>
      </mrow>
      <mo fence="true" stretchy="false">)</mo>
    </mrow>
    <annotation encoding="StarMath 5.0">(%pi + 0 = %pi)</annotation>
  </semantics>
</math>
</file>

<file path=Object 3/content.xml><?xml version="1.0" encoding="utf-8"?>
<math xmlns="http://www.w3.org/1998/Math/MathML" display="block">
  <semantics>
    <mfrac>
      <msub>
        <mi>R</mi>
        <mn>2</mn>
      </msub>
      <mrow>
        <mrow>
          <mn>1</mn>
          <mo stretchy="false">+</mo>
          <mi>j</mi>
        </mrow>
        <mi>ω</mi>
        <msub>
          <mi>R</mi>
          <mn>2</mn>
        </msub>
        <mi>C</mi>
      </mrow>
    </mfrac>
    <annotation encoding="StarMath 5.0">R_2 over {1+j %omega R_2 C}</annotation>
  </semantics>
</math>
</file>

<file path=Object 4/content.xml><?xml version="1.0" encoding="utf-8"?>
<math xmlns="http://www.w3.org/1998/Math/MathML" display="block">
  <semantics>
    <mrow>
      <mrow>
        <msub>
          <mi>v</mi>
          <mi>i</mi>
        </msub>
        <mo stretchy="false">=</mo>
        <mi>i</mi>
      </mrow>
      <mrow>
        <msub>
          <mi>R</mi>
          <mi>i</mi>
        </msub>
        <mo stretchy="false">+</mo>
        <mi>i</mi>
      </mrow>
      <mfrac>
        <msub>
          <mi>R</mi>
          <mn>2</mn>
        </msub>
        <mrow>
          <mrow>
            <mn>1</mn>
            <mo stretchy="false">+</mo>
            <mi>j</mi>
          </mrow>
          <mi>ω</mi>
          <msub>
            <mi>R</mi>
            <mn>2</mn>
          </msub>
          <mi>C</mi>
        </mrow>
      </mfrac>
    </mrow>
    <annotation encoding="StarMath 5.0">v_i = i R_i + i R_2 over {1+ j %omega R_ 2 C}</annotation>
  </semantics>
</math>
</file>

<file path=Object 5/content.xml><?xml version="1.0" encoding="utf-8"?>
<math xmlns="http://www.w3.org/1998/Math/MathML" display="block">
  <semantics>
    <mrow>
      <msub>
        <mi>v</mi>
        <mi>o</mi>
      </msub>
      <mo stretchy="false">=</mo>
      <mfrac>
        <msub>
          <mi>R</mi>
          <mn>2</mn>
        </msub>
        <mrow>
          <mrow>
            <mn>1</mn>
            <mo stretchy="false">+</mo>
            <mi>j</mi>
          </mrow>
          <mi>ω</mi>
          <msub>
            <mi>R</mi>
            <mn>2</mn>
          </msub>
          <mi>C</mi>
        </mrow>
      </mfrac>
    </mrow>
    <annotation encoding="StarMath 5.0">v_o= R_2 over {1+j %omega R_2 C}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sub>
          <mi>v</mi>
          <mi>o</mi>
        </msub>
        <msub>
          <mi>v</mi>
          <mi>i</mi>
        </msub>
      </mfrac>
      <mo stretchy="false">=</mo>
      <mfrac>
        <mfrac>
          <msub>
            <mi>R</mi>
            <mn>2</mn>
          </msub>
          <mrow>
            <mrow>
              <mn>1</mn>
              <mo stretchy="false">+</mo>
              <mi>j</mi>
            </mrow>
            <mi>ω</mi>
            <msub>
              <mi>R</mi>
              <mn>2</mn>
            </msub>
            <mi>C</mi>
          </mrow>
        </mfrac>
        <mrow>
          <mi>i</mi>
          <mrow>
            <msub>
              <mi>R</mi>
              <mi>i</mi>
            </msub>
            <mo stretchy="false">+</mo>
            <mi>i</mi>
          </mrow>
          <mfrac>
            <msub>
              <mi>R</mi>
              <mn>2</mn>
            </msub>
            <mrow>
              <mrow>
                <mn>1</mn>
                <mo stretchy="false">+</mo>
                <mi>j</mi>
              </mrow>
              <mi>ω</mi>
              <msub>
                <mi>R</mi>
                <mn>2</mn>
              </msub>
              <mi>C</mi>
            </mrow>
          </mfrac>
        </mrow>
      </mfrac>
    </mrow>
    <annotation encoding="StarMath 5.0">T= v_o over v_i = {R_2 over {1+j %omega R_2 C}
}over {i R_i + i R_2 over {1+ j %omega R_ 2 C}
}</annotation>
  </semantics>
</math>
</file>

<file path=Object 7/content.xml><?xml version="1.0" encoding="utf-8"?>
<math xmlns="http://www.w3.org/1998/Math/MathML" display="block">
  <semantics>
    <mfrac>
      <msub>
        <mi>R</mi>
        <mn>2</mn>
      </msub>
      <mrow>
        <mrow>
          <msub>
            <mi>R</mi>
            <mn>1</mn>
          </msub>
          <mo stretchy="false">+</mo>
          <msub>
            <mi>R</mi>
            <mn>2</mn>
          </msub>
          <mo stretchy="false">+</mo>
          <mi>j</mi>
        </mrow>
        <mi>ω</mi>
        <mi>C</mi>
        <msub>
          <mi>R</mi>
          <mn>1</mn>
        </msub>
        <msub>
          <mi>R</mi>
          <mn>2</mn>
        </msub>
      </mrow>
    </mfrac>
    <annotation encoding="StarMath 5.0">R_2 over { R_1+R_2+j %omega C R_1 R_2}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row>
          <msub>
            <mi>R</mi>
            <mn>2</mn>
          </msub>
          <msup>
            <mi>e</mi>
            <mrow>
              <mi mathvariant="italic">j·arctan</mi>
              <mrow>
                <mo fence="true" stretchy="false">(</mo>
                <mrow>
                  <mfrac>
                    <mn>0</mn>
                    <msub>
                      <mi>R</mi>
                      <mn>2</mn>
                    </msub>
                  </mfrac>
                </mrow>
                <mo fence="true" stretchy="false">)</mo>
              </mrow>
            </mrow>
          </msup>
        </mrow>
        <mrow>
          <msqrt>
            <mrow>
              <msup>
                <mrow>
                  <mo fence="true" stretchy="false">(</mo>
                  <mrow>
                    <mrow>
                      <msub>
                        <mi>R</mi>
                        <mn>1</mn>
                      </msub>
                      <mo stretchy="false">+</mo>
                      <msub>
                        <mi>R</mi>
                        <mn>2</mn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i>ω</mi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  <mi>C</mi>
                    </mrow>
                  </mrow>
                  <mo fence="true" stretchy="false">)</mo>
                </mrow>
                <mn>2</mn>
              </msup>
            </mrow>
          </msqrt>
          <msup>
            <mi>e</mi>
            <mrow>
              <mi>j</mi>
              <mi>arctan</mi>
              <mrow>
                <mo fence="true" stretchy="false">(</mo>
                <mrow>
                  <mfrac>
                    <mrow>
                      <mi>ω</mi>
                      <msub>
                        <mi>R</mi>
                        <mn>1</mn>
                      </msub>
                      <msub>
                        <mi>R</mi>
                        <mn>2</mn>
                      </msub>
                      <mi>C</mi>
                    </mrow>
                    <mrow>
                      <msub>
                        <mi>R</mi>
                        <mn>1</mn>
                      </msub>
                      <mo stretchy="false">+</mo>
                      <msub>
                        <mi>R</mi>
                        <mn>2</mn>
                      </msub>
                    </mrow>
                  </mfrac>
                </mrow>
                <mo fence="true" stretchy="false">)</mo>
              </mrow>
            </mrow>
          </msup>
        </mrow>
      </mfrac>
    </mrow>
    <annotation encoding="StarMath 5.0">T= {R_2 e^{j·arctan(0 over R_2)}}over {{sqrt{(R_1+R_2)^2+(%omega R_ 1 R_ 2 C)^2}} e^{j arctan( {%omega R_1 R_ 2 C } over {R_ 1+ R_ 2})}}</annotation>
  </semantics>
</math>
</file>

<file path=Object 9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=</mo>
      <mfrac>
        <msub>
          <mi>R</mi>
          <mn>2</mn>
        </msub>
        <msqrt>
          <mrow>
            <msup>
              <mrow>
                <mo fence="true" stretchy="false">(</mo>
                <mrow>
                  <mrow>
                    <msub>
                      <mi>R</mi>
                      <mn>1</mn>
                    </msub>
                    <mo stretchy="false">+</mo>
                    <msub>
                      <mi>R</mi>
                      <mn>2</mn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>ω</mi>
                    <msub>
                      <mi>R</mi>
                      <mn>1</mn>
                    </msub>
                    <msub>
                      <mi>R</mi>
                      <mn>2</mn>
                    </msub>
                    <mi>C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abs T= R_ 2 over sqrt{(R_ 1 +R_ 2)^2 + (%omega R_ 1 R_ 2 C)^2}</annotation>
  </semantics>
</math>
</file>